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eriales para ensayo estátic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ente:</text:p>
          </table:table-cell>
          <table:table-cell office:value-type="string" calcext:value-type="string">
            <text:p>Los materiales fueron listados teniendo en cuenta las operaciones necesarias en el ensayo, el esquema del ensayo y el documento de requerimientos del PCB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antidad mín.</text:p>
          </table:table-cell>
          <table:table-cell office:value-type="string" calcext:value-type="string">
            <text:p>U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 15k 1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de medi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ector BNC a P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z elec. GE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to med. PC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faz elec. OS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ector bifilar mallado macho a cab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faz elec. De sensor y extens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ector bifilar mallado hembra a c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z elec. A PCB sensor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ector bifiliar hembra a PC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z elec. A PCB sensor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Interruptor a PCB 2D2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ruptor de ensayo/medición G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ruptor a PCB 1D2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ruptor de habilitación de G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binete de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nedor de P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rnillos de fijació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ación de PC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arador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ación de PC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andela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jación de PC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erca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ación de PCB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teriales para ensayo sensor contador vueltas y desplazamient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antidad mín.</text:p>
          </table:table-cell>
          <table:table-cell office:value-type="string" calcext:value-type="string">
            <text:p>U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 infraroj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de desplazamiento y contador de vuelt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16:00:10.9625091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6:04:58.183489324</meta:creation-date>
    <dc:date>2019-07-29T07:05:39.780581248</dc:date>
    <meta:editing-duration>PT1H37M40S</meta:editing-duration>
    <meta:editing-cycles>4</meta:editing-cycles>
    <meta:generator>LibreOffice/5.1.6.2$Linux_X86_64 LibreOffice_project/10m0$Build-2</meta:generator>
    <meta:document-statistic meta:table-count="1" meta:cell-count="90" meta:object-count="0"/>
  </office:meta>
</office:document-meta>
</file>